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arsayılan-title">
      <style:graphic-properties fo:min-height="2.629cm" loext:decorative="false"/>
      <style:paragraph-properties style:writing-mode="lr-tb"/>
    </style:style>
    <style:style style:name="pr2" style:family="presentation" style:parent-style-name="Varsayılan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arsayılan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Varsayılan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DAS uygulaması için video yüklem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Video kaydı alabilirisiniz(opsiyonel) zaten birkaç video aydı verilece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0">
        <draw:frame presentation:style-name="pr4" draw:layer="layout" svg:width="25.199cm" svg:height="2.629cm" svg:x="1.4cm" svg:y="0.628cm" presentation:class="title">
          <draw:text-box>
            <text:p>Gereken Kütüphanel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OpenCV</text:p>
            <text:p>Numpy</text:p>
            <text:p>PyTorch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ütüphane Kurulumu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dlar</text:p>
              </text:list-item>
              <text:list-item>
                <text:p>pip install opencv-python numpy torch torchvi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ideo Ekle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ideo_path değişkenini, işlemek istediğiniz MP4 video dosyasının tam yolu ile güncelleyin.</text:p>
              </text:list-item>
              <text:list-item>
                <text:p>Çalıştırma python coyote.p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ygulama Kullanımı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ideo Yükleme:</text:p>
              </text:list-item>
              <text:list-item>
                <text:p>Uygulama başlatıldığında, belirtilen video dosyası otomatik olarak yüklenir ve işlenir.</text:p>
              </text:list-item>
              <text:list-item>
                <text:p>Sonuçları Görüntüleme:</text:p>
              </text:list-item>
              <text:list-item>
                <text:p>Uygulama, video üzerinde şerit tespiti ve araç tespiti işlemlerini gerçekleştirir. Sonuçlar, bir pencere içinde gösterilir.</text:p>
              </text:list-item>
              <text:list-item>
                <text:p>Uygulamadan Çıkma:</text:p>
              </text:list-item>
              <text:list-item>
                <text:p>Uygulama penceresini kapatmak veya video işleme işlemini durdurmak için q tuşuna bası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30T11:13:40.227000000</meta:creation-date>
    <meta:generator>LibreOffice/7.6.4.1$Windows_X86_64 LibreOffice_project/e19e193f88cd6c0525a17fb7a176ed8e6a3e2aa1</meta:generator>
    <dc:date>2024-07-30T11:22:59.934000000</dc:date>
    <meta:editing-duration>PT9M18S</meta:editing-duration>
    <meta:editing-cycles>4</meta:editing-cycles>
    <meta:document-statistic meta:object-count="41"/>
  </office:meta>
</office:document-meta>
</file>